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99cm" svg:height="0.962cm" svg:x="6.908cm" svg:y="3.758cm">
          <draw:text-box>
            <text:p>3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2" draw:id="id2" draw:layer="layout" svg:width="0.99cm" svg:height="0.962cm" svg:x="4.108cm" svg:y="7.159cm">
          <draw:text-box>
            <text:p>1</text:p>
          </draw:text-box>
        </draw:frame>
        <draw:custom-shape draw:style-name="gr3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3" draw:id="id3" draw:layer="layout" svg:width="0.99cm" svg:height="0.962cm" svg:x="9.708cm" svg:y="7.16cm">
          <draw:text-box>
            <text:p>5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5" draw:id="id5" draw:layer="layout" svg:width="0.99cm" svg:height="0.962cm" svg:x="2.408cm" svg:y="10.66cm">
          <draw:text-box>
            <text:p>0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6" draw:id="id6" draw:layer="layout" svg:width="0.99cm" svg:height="0.962cm" svg:x="5.808cm" svg:y="10.661cm">
          <draw:text-box>
            <text:p>2</text:p>
          </draw:text-box>
        </draw:frame>
        <draw:custom-shape draw:style-name="gr3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8" draw:id="id8" draw:layer="layout" svg:width="0.99cm" svg:height="0.962cm" svg:x="8.008cm" svg:y="10.661cm">
          <draw:text-box>
            <text:p>4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xml:id="id9" draw:id="id9" draw:layer="layout" svg:width="0.99cm" svg:height="0.962cm" svg:x="11.408cm" svg:y="10.662cm">
          <draw:text-box>
            <text:p>6</text:p>
          </draw:text-box>
        </draw:frame>
        <draw:connector draw:style-name="gr5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5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5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5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5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5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7:28:15.691068792</dc:date>
    <dc:creator>elucterio </dc:creator>
    <meta:editing-duration>PT3H50M57S</meta:editing-duration>
    <meta:editing-cycles>20</meta:editing-cycles>
    <meta:generator>LibreOffice/4.2.8.2$Linux_X86_64 LibreOffice_project/420m0$Build-2</meta:generator>
    <meta:document-statistic meta:object-count="34"/>
  </office:meta>
</office:document-meta>
</file>